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  <style:text-properties fo:color="#bcbec4" fo:background-color="#1e1f22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bold" style:text-underline-color="font-color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888c6"/>
    </style:style>
    <style:style style:name="T2" style:family="text">
      <style:text-properties fo:color="#8888c6" style:font-name="JetBrains Mono" fo:font-size="9.80000019073486pt"/>
    </style:style>
    <style:style style:name="T3" style:family="text">
      <style:text-properties fo:color="#6aab73"/>
    </style:style>
    <style:style style:name="T4" style:family="text">
      <style:text-properties fo:color="#6aab73" style:font-name="JetBrains Mono" fo:font-size="9.80000019073486pt"/>
    </style:style>
    <style:style style:name="T5" style:family="text">
      <style:text-properties fo:color="#cf8e6d"/>
    </style:style>
    <style:style style:name="T6" style:family="text">
      <style:text-properties fo:color="#cf8e6d" style:font-name="JetBrains Mono" fo:font-size="9.80000019073486pt"/>
    </style:style>
    <style:style style:name="T7" style:family="text">
      <style:text-properties fo:color="#2aacb8"/>
    </style:style>
    <style:style style:name="T8" style:family="text">
      <style:text-properties fo:color="#2aacb8" style:font-name="JetBrains Mono" fo:font-size="9.80000019073486pt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font-size="9.8000001907348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5f826b" style:font-name="JetBrains Mono" fo:font-size="9.80000019073486pt" fo:font-style="italic" fo:background-color="#1e1f22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3638728202019591" text:style-name="L1">
        <text:list-item>
          <text:p text:style-name="P2">Write a program that asks the user for their age and checks if they are eligible to vote (18 years and older). Print a message based on their eligibility.</text:p>
          <text:p text:style-name="P2"/>
        </text:list-item>
      </text:list>
      <text:p text:style-name="P7">CODE:</text:p>
      <text:p text:style-name="Standard">age = <text:span text:style-name="T1">int</text:span>(<text:span text:style-name="T1">input</text:span>(<text:span text:style-name="T3">'Enter the age:'</text:span>))</text:p>
      <text:p text:style-name="Standard"><text:span text:style-name="T5">if </text:span>age &gt;= <text:span text:style-name="T7">18</text:span>:</text:p>
      <text:p text:style-name="Standard"><text:s text:c="4"/><text:span text:style-name="T2">print</text:span><text:span text:style-name="T10">(</text:span><text:span text:style-name="T4">'Your Eligible to Vote'</text:span><text:span text:style-name="T10">)</text:span></text:p>
      <text:p text:style-name="Standard"><text:span text:style-name="T5">else</text:span>:</text:p>
      <text:p text:style-name="Standard"><text:s text:c="4"/><text:span text:style-name="T2">print</text:span><text:span text:style-name="T10">(</text:span><text:span text:style-name="T4">'Your Not Eligible to Vote'</text:span><text:span text:style-name="T10">)</text:span></text:p>
      <text:p text:style-name="P7">OUTPUT:</text:p>
      <text:p text:style-name="Standard">Enter the age:16</text:p>
      <text:p text:style-name="Standard">Your Not Eligible to Vote</text:p>
      <text:p text:style-name="P6"><text:s text:c="166"/></text:p>
      <text:p text:style-name="Standard"><text:s text:c="4"/>2.Write a program that takes a year as input and checks if it is a leap year or not.</text:p>
      <text:p text:style-name="Standard">Print the result.</text:p>
      <text:p text:style-name="Standard"/>
      <text:p text:style-name="P7">CODE:</text:p>
      <text:p text:style-name="Standard">year = <text:span text:style-name="T1">int</text:span>(<text:span text:style-name="T1">input</text:span>(<text:span text:style-name="T3">'Enter the year : '</text:span>))</text:p>
      <text:p text:style-name="Standard"><text:span text:style-name="T5">if </text:span>year % <text:span text:style-name="T7">400 </text:span>== <text:span text:style-name="T7">0</text:span>:</text:p>
      <text:p text:style-name="Standard"><text:s text:c="4"/><text:span text:style-name="T2">print</text:span><text:span text:style-name="T10">(</text:span><text:span text:style-name="T4">'It is a Leap Year'</text:span><text:span text:style-name="T10">)</text:span></text:p>
      <text:p text:style-name="Standard"><text:span text:style-name="T5">elif </text:span>year % <text:span text:style-name="T7">100 </text:span>== <text:span text:style-name="T7">0</text:span>:</text:p>
      <text:p text:style-name="Standard"><text:s text:c="4"/><text:span text:style-name="T2">print</text:span><text:span text:style-name="T10">(</text:span><text:span text:style-name="T4">'It is Not a Leap Year'</text:span><text:span text:style-name="T10">)</text:span></text:p>
      <text:p text:style-name="Standard"><text:span text:style-name="T5">elif </text:span>year % <text:span text:style-name="T7">4 </text:span>== <text:span text:style-name="T7">0</text:span>:</text:p>
      <text:p text:style-name="Standard"><text:s text:c="4"/><text:span text:style-name="T2">print</text:span><text:span text:style-name="T10">(</text:span><text:span text:style-name="T4">'It is a Leap Year'</text:span><text:span text:style-name="T10">)</text:span></text:p>
      <text:p text:style-name="Standard"><text:span text:style-name="T5">else</text:span>:</text:p>
      <text:p text:style-name="Standard"><text:s text:c="4"/><text:span text:style-name="T2">print</text:span><text:span text:style-name="T10">(</text:span><text:span text:style-name="T4">'It is a Not Leap Year '</text:span><text:span text:style-name="T10">)</text:span></text:p>
      <text:p text:style-name="Standard"><text:span text:style-name="T10"/></text:p>
      <text:p text:style-name="P8">OUTPUT : </text:p>
      <text:p text:style-name="Standard"><text:span text:style-name="T10">Enter the year : 2028</text:span></text:p>
      <text:p text:style-name="Standard"><text:span text:style-name="T10">It is a Leap Year</text:span></text:p>
      <text:p text:style-name="P3"><text:span text:style-name="T10"><text:s text:c="92"/></text:span></text:p>
      <text:p text:style-name="Standard">3.Write a program that takes a number as input and checks if it is divisible by 5.</text:p>
      <text:p text:style-name="Standard">Print a message if it is divisible or not.</text:p>
      <text:p text:style-name="Standard"/>
      <text:p text:style-name="P7">CODE:</text:p>
      <text:p text:style-name="Standard">number = int(input('Enter a number: '))</text:p>
      <text:p text:style-name="Standard">if number % 5 == 0:</text:p>
      <text:p text:style-name="Standard"><text:s text:c="4"/>print('Divisible by 5')</text:p>
      <text:p text:style-name="Standard">else:</text:p>
      <text:p text:style-name="Standard"><text:s text:c="4"/>print('Not Divisible by 5')</text:p>
      <text:p text:style-name="Standard"/>
      <text:p text:style-name="P7">OUTPUT:</text:p>
      <text:p text:style-name="Standard">Enter a number: 125</text:p>
      <text:p text:style-name="Standard">Divisible by 5</text:p>
      <text:p text:style-name="P3"><text:s text:c="167"/></text:p>
      <text:p text:style-name="Standard">4.Write a program that takes a character as input and checks if it is a vowel or</text:p>
      <text:p text:style-name="Standard">consonant. Print the result.</text:p>
      <text:p text:style-name="P7">CODE:</text:p>
      <text:p text:style-name="Standard">ch = <text:span text:style-name="T1">input</text:span>(<text:span text:style-name="T3">'Enter a Character: '</text:span>)</text:p>
      <text:p text:style-name="Standard"><text:soft-page-break/><text:span text:style-name="T5">if </text:span>ch <text:s/><text:span text:style-name="T5">in </text:span>(<text:span text:style-name="T3">'a'</text:span>,<text:span text:style-name="T3">'e'</text:span>,<text:span text:style-name="T3">'i'</text:span>,<text:span text:style-name="T3">'o'</text:span>,<text:span text:style-name="T3">'u'</text:span>):</text:p>
      <text:p text:style-name="Standard"><text:s text:c="4"/><text:span text:style-name="T2">print</text:span><text:span text:style-name="T10">(</text:span><text:span text:style-name="T4">'Vowel'</text:span><text:span text:style-name="T10">)</text:span></text:p>
      <text:p text:style-name="Standard"><text:span text:style-name="T5">else</text:span>:</text:p>
      <text:p text:style-name="Standard"><text:s text:c="4"/><text:span text:style-name="T2">print</text:span><text:span text:style-name="T10">(</text:span><text:span text:style-name="T4">'Consonant'</text:span><text:span text:style-name="T10">)</text:span></text:p>
      <text:p text:style-name="Standard"><text:span text:style-name="T10"/></text:p>
      <text:p text:style-name="P7">OUTPUT:</text:p>
      <text:p text:style-name="Standard">Enter a Character: e</text:p>
      <text:p text:style-name="Standard">Vowel</text:p>
      <text:p text:style-name="P3"><text:s text:c="166"/></text:p>
      <text:p text:style-name="Standard">5.Write a program that takes a password as input and checks if it is strong (at least</text:p>
      <text:p text:style-name="Standard">8 characters). Print a message based on the result.</text:p>
      <text:p text:style-name="P7">CODE:</text:p>
      <text:p text:style-name="Standard">password = input('Enter Password: ')</text:p>
      <text:p text:style-name="Standard">if len(password) &gt;= 8:</text:p>
      <text:p text:style-name="Standard"><text:s text:c="4"/>print('Strong Password')</text:p>
      <text:p text:style-name="Standard">else:</text:p>
      <text:p text:style-name="Standard"><text:s text:c="4"/>print('Weak Password')</text:p>
      <text:p text:style-name="Standard"/>
      <text:p text:style-name="P7">OUTPUT:</text:p>
      <text:p text:style-name="Standard">Enter Password: 12qwertyfvx</text:p>
      <text:p text:style-name="Standard">Strong Password</text:p>
      <text:p text:style-name="P3"><text:s text:c="166"/></text:p>
      <text:p text:style-name="Standard">6.Write a program that takes a grade (A, B, C, D, F) as input and uses match-case</text:p>
      <text:p text:style-name="Standard">to print a message corresponding to the grade (e.g., "Excellent" for A, "Good" for</text:p>
      <text:p text:style-name="Standard">B, etc</text:p>
      <text:p text:style-name="P7">CODE:</text:p>
      <text:p text:style-name="Standard">match marks:</text:p>
      <text:p text:style-name="Standard"><text:s text:c="4"/>case 'A':</text:p>
      <text:p text:style-name="Standard"><text:s text:c="8"/>print('Excellent')</text:p>
      <text:p text:style-name="Standard"><text:s text:c="4"/>case 'B':</text:p>
      <text:p text:style-name="Standard"><text:s text:c="8"/>print('Good')</text:p>
      <text:p text:style-name="Standard"><text:s text:c="4"/>case 'C':</text:p>
      <text:p text:style-name="Standard"><text:s text:c="8"/>print('Average')</text:p>
      <text:p text:style-name="Standard"><text:s text:c="4"/>case 'D':</text:p>
      <text:p text:style-name="Standard"><text:s text:c="8"/>print('Below Average')</text:p>
      <text:p text:style-name="Standard"><text:s text:c="4"/>case 'F':</text:p>
      <text:p text:style-name="Standard"><text:s text:c="8"/>print('Fail')</text:p>
      <text:p text:style-name="Standard"><text:s text:c="4"/>case _:</text:p>
      <text:p text:style-name="Standard"><text:s text:c="8"/>print('Invalid Grade')</text:p>
      <text:p text:style-name="Standard"/>
      <text:p text:style-name="P7">OUTPUT:</text:p>
      <text:p text:style-name="Standard">Enter the Grade: F</text:p>
      <text:p text:style-name="Standard">Fail</text:p>
      <text:p text:style-name="P3"><text:s text:c="168"/></text:p>
      <text:p text:style-name="Standard">7.Write a program that takes a traffic light color (Red, Yellow, Green) as input and</text:p>
      <text:p text:style-name="Standard">uses match-case to print the corresponding action (e.g., "Stop" for Red, "Wait"</text:p>
      <text:p text:style-name="Standard">for Yellow, etc.</text:p>
      <text:p text:style-name="P7">CODE:</text:p>
      <text:p text:style-name="Standard">light = input('Enter the Color: ')</text:p>
      <text:p text:style-name="Standard"><text:soft-page-break/>match light:</text:p>
      <text:p text:style-name="Standard"><text:s text:c="4"/>case 'Red':</text:p>
      <text:p text:style-name="Standard"><text:s text:c="8"/>print('Stop')</text:p>
      <text:p text:style-name="Standard"><text:s text:c="4"/>case 'Yellow':</text:p>
      <text:p text:style-name="Standard"><text:s text:c="8"/>print('Wait')</text:p>
      <text:p text:style-name="Standard"><text:s text:c="4"/>case 'Green':</text:p>
      <text:p text:style-name="Standard"><text:s text:c="8"/>print('Go')</text:p>
      <text:p text:style-name="Standard"><text:s text:c="4"/>case _:</text:p>
      <text:p text:style-name="Standard"><text:s text:c="8"/>print('Invalid Color')</text:p>
      <text:p text:style-name="P5">OUTPUT:</text:p>
      <text:p text:style-name="P4">Enter the Color: Yellow</text:p>
      <text:p text:style-name="P4">Wait</text:p>
      <text:p text:style-name="P3"><text:s text:c="166"/></text:p>
      <text:p text:style-name="Standard">8.Write a program that takes a number as input and uses a for loop to calculate its</text:p>
      <text:p text:style-name="Standard">factorial. Print the result.</text:p>
      <text:p text:style-name="P7">CODE:</text:p>
      <text:p text:style-name="Standard">n = int(input('Enter a Number: '))</text:p>
      <text:p text:style-name="Standard">fact = 1</text:p>
      <text:p text:style-name="Standard">for i in range(1, n+1):</text:p>
      <text:p text:style-name="Standard"><text:s text:c="4"/>fact = fact*i</text:p>
      <text:p text:style-name="Standard">print(fact)</text:p>
      <text:p text:style-name="Standard"/>
      <text:p text:style-name="P7">OUTPUT:</text:p>
      <text:p text:style-name="P4">Enter a Number: 6</text:p>
      <text:p text:style-name="P4">720</text:p>
      <text:p text:style-name="P3"><text:s text:c="166"/></text:p>
      <text:p text:style-name="Standard"><text:span text:style-name="T13">9</text:span>.Write a program that uses a for loop to print all even numbers between 1 and 20.</text:p>
      <text:p text:style-name="P7">CODE:</text:p>
      <text:p text:style-name="Standard">for i in range(1, 21):</text:p>
      <text:p text:style-name="Standard"><text:s text:c="4"/>if i % 2 ==0:</text:p>
      <text:p text:style-name="Standard"><text:s text:c="8"/>print(i)</text:p>
      <text:p text:style-name="P7"/>
      <text:p text:style-name="P7">OUTPUT:</text:p>
      <text:p text:style-name="Standard">2</text:p>
      <text:p text:style-name="Standard">4</text:p>
      <text:p text:style-name="Standard">6</text:p>
      <text:p text:style-name="Standard">8</text:p>
      <text:p text:style-name="Standard">10</text:p>
      <text:p text:style-name="Standard">12</text:p>
      <text:p text:style-name="Standard">14</text:p>
      <text:p text:style-name="Standard">16</text:p>
      <text:p text:style-name="Standard">18</text:p>
      <text:p text:style-name="Standard">20</text:p>
      <text:p text:style-name="P3"><text:s text:c="166"/></text:p>
      <text:p text:style-name="Standard">10.Write a program that uses a while loop to create a countdown timer from 10 to 0.</text:p>
      <text:p text:style-name="Standard">Print each number.</text:p>
      <text:p text:style-name="P7">CODE:</text:p>
      <text:p text:style-name="Standard">timer = 10</text:p>
      <text:p text:style-name="Standard">while timer &gt;= 1:</text:p>
      <text:p text:style-name="Standard"><text:soft-page-break/><text:s text:c="4"/>print(timer)</text:p>
      <text:p text:style-name="Standard"><text:s text:c="4"/>timer-=1</text:p>
      <text:p text:style-name="Standard"/>
      <text:p text:style-name="P7">OUTPUT:</text:p>
      <text:p text:style-name="Standard">10</text:p>
      <text:p text:style-name="Standard">9</text:p>
      <text:p text:style-name="Standard">8</text:p>
      <text:p text:style-name="Standard">7</text:p>
      <text:p text:style-name="Standard">6</text:p>
      <text:p text:style-name="Standard">5</text:p>
      <text:p text:style-name="Standard">4</text:p>
      <text:p text:style-name="Standard">3</text:p>
      <text:p text:style-name="Standard">2</text:p>
      <text:p text:style-name="Standard">1</text:p>
      <text:p text:style-name="Standard"><text:span text:style-name="T11"><text:s text:c="169"/></text:span><text:s text:c="165"/></text:p>
      <text:p text:style-name="Standard">11. Write a program that uses a for loop to count the number of vowels in a given</text:p>
      <text:p text:style-name="Standard">string. Print the count.</text:p>
      <text:p text:style-name="P7">CODE:</text:p>
      <text:p text:style-name="Standard">str = input('Enter :')</text:p>
      <text:p text:style-name="Standard">count = 0</text:p>
      <text:p text:style-name="Standard">for ch in str:</text:p>
      <text:p text:style-name="Standard"><text:s text:c="4"/>if ch in 'a,e,i,o,u':</text:p>
      <text:p text:style-name="Standard"><text:s text:c="8"/>count+=1</text:p>
      <text:p text:style-name="Standard">print(count)</text:p>
      <text:p text:style-name="P7">OUTPUT:</text:p>
      <text:p text:style-name="Standard">Enter : hello sumera here </text:p>
      <text:p text:style-name="Standard">7</text:p>
      <text:p text:style-name="Standard"><text:span text:style-name="T11"><text:s text:c="169"/></text:span><text:s text:c="167"/></text:p>
      <text:p text:style-name="Standard">12.Write a program that uses a for loop to print numbers from 1 to 10, but skips</text:p>
      <text:p text:style-name="Standard">printing the number 5 (use continue) and stops the loop if the number 8 is</text:p>
      <text:p text:style-name="Standard">reached (use break).</text:p>
      <text:p text:style-name="Standard"><text:span text:style-name="T14">CODE:</text:span></text:p>
      <text:p text:style-name="Standard">for i in range(1,11):</text:p>
      <text:p text:style-name="Standard"><text:s text:c="4"/>if i ==5:</text:p>
      <text:p text:style-name="Standard"><text:s text:c="8"/>continue</text:p>
      <text:p text:style-name="Standard"><text:s text:c="4"/>if i == 8:</text:p>
      <text:p text:style-name="Standard"><text:s text:c="8"/>break</text:p>
      <text:p text:style-name="Standard"><text:s text:c="4"/>print(i)</text:p>
      <text:p text:style-name="P7">OUTPUT:</text:p>
      <text:p text:style-name="Standard">1</text:p>
      <text:p text:style-name="Standard">2</text:p>
      <text:p text:style-name="Standard">3</text:p>
      <text:p text:style-name="Standard">4</text:p>
      <text:p text:style-name="Standard">6</text:p>
      <text:p text:style-name="Standard">7</text:p>
      <text:p text:style-name="P3"><text:s text:c="170"/></text:p>
      <text:p text:style-name="P1"><text:span text:style-name="T10"/></text:p>
      <text:p text:style-name="P1"><text:span text:style-name="T10"/></text:p>
      <text:p text:style-name="P4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mera </meta:initial-creator>
    <meta:creation-date>2026-04-23T21:38:53</meta:creation-date>
    <dc:date>2026-04-24T08:37:11.18</dc:date>
    <dc:creator>Sumera </dc:creator>
    <meta:editing-duration>PT52M6S</meta:editing-duration>
    <meta:editing-cycles>2</meta:editing-cycles>
    <meta:generator>OpenOffice/4.1.16$Win32 OpenOffice.org_project/4116m3$Build-9816</meta:generator>
    <meta:document-statistic meta:table-count="0" meta:image-count="0" meta:object-count="0" meta:page-count="5" meta:paragraph-count="181" meta:word-count="637" meta:character-count="5798"/>
  </office:meta>
</office:document-meta>
</file>